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064" officeooo:paragraph-rsid="00061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1 Github Token : ghp_KIYGuB5cLatFPksXCVlrhn2xPL6R8t2mYH4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6:15:58.625691382</meta:creation-date>
    <dc:date>2022-07-13T16:16:12.535211807</dc:date>
    <meta:editing-duration>PT14S</meta:editing-duration>
    <meta:editing-cycles>1</meta:editing-cycles>
    <meta:generator>LibreOffice/7.3.3.2$Linux_X86_64 LibreOffice_project/30$Build-2</meta:generator>
    <meta:document-statistic meta:table-count="0" meta:image-count="0" meta:object-count="0" meta:page-count="1" meta:paragraph-count="1" meta:word-count="6" meta:character-count="64" meta:non-whitespace-character-count="59"/>
  </office:meta>
</office:document-meta>
</file>